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pupActionListener.processAction( ActionEvent action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pupActionListener.PopupActionListener( String popup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pupActionListener.PopupAction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pupActionListener.PopupActionListener( AbstractUIPopup pop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